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30000002E50A90CDE218B2488.png" manifest:media-type="image/png"/>
  <manifest:file-entry manifest:full-path="Pictures/100002010000006C0000002FC798ABEC0DDA2EBB.png" manifest:media-type="image/png"/>
  <manifest:file-entry manifest:full-path="Pictures/10000201000000550000002FC637ED65415B3851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093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3.519cm"/>
    </style:style>
    <style:style style:name="Table1.C" style:family="table-column">
      <style:table-column-properties style:column-width="6.694cm"/>
    </style:style>
    <style:style style:name="Table1.D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019ea7" officeooo:paragraph-rsid="00019ea7" style:font-size-asian="14pt" style:font-size-complex="14pt"/>
    </style:style>
    <style:style style:name="P3" style:family="paragraph" style:parent-style-name="Table_20_Contents">
      <style:text-properties fo:font-size="14pt" officeooo:rsid="00029cba" officeooo:paragraph-rsid="00029cba" style:font-size-asian="14pt" style:font-size-complex="14pt"/>
    </style:style>
    <style:style style:name="P4" style:family="paragraph" style:parent-style-name="Table_20_Contents">
      <style:text-properties fo:font-size="14pt" officeooo:rsid="00029cba" officeooo:paragraph-rsid="0005b7a6" style:font-size-asian="14pt" style:font-size-complex="14pt"/>
    </style:style>
    <style:style style:name="P5" style:family="paragraph" style:parent-style-name="Table_20_Contents">
      <style:text-properties fo:font-size="14pt" officeooo:rsid="0003e625" officeooo:paragraph-rsid="0003e625" style:font-size-asian="14pt" style:font-size-complex="14pt"/>
    </style:style>
    <style:style style:name="P6" style:family="paragraph" style:parent-style-name="Table_20_Contents">
      <style:text-properties fo:font-size="14pt" officeooo:rsid="0005b7a6" officeooo:paragraph-rsid="0005b7a6" style:font-size-asian="14pt" style:font-size-complex="14pt"/>
    </style:style>
    <style:style style:name="P7" style:family="paragraph" style:parent-style-name="Table_20_Contents">
      <style:text-properties fo:font-size="14pt" officeooo:rsid="0007925b" officeooo:paragraph-rsid="0007925b" style:font-size-asian="14pt" style:font-size-complex="14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19ea7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5b7a6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019ea7"/>
    </style:style>
    <style:style style:name="T10" style:family="text">
      <style:text-properties style:text-position="0% 100%" style:font-name="Liberation Serif1" officeooo:rsid="0005b7a6"/>
    </style:style>
    <style:style style:name="T11" style:family="text">
      <style:text-properties style:text-position="sub 58%" style:font-name="Liberation Serif1"/>
    </style:style>
    <style:style style:name="T12" style:family="text">
      <style:text-properties style:text-position="sub 58%" style:font-name="Liberation Serif1" officeooo:rsid="00019ea7"/>
    </style:style>
    <style:style style:name="T13" style:family="text">
      <style:text-properties style:text-position="sub 58%" style:font-name="Liberation Serif1" officeooo:rsid="00029cba"/>
    </style:style>
    <style:style style:name="T14" style:family="text">
      <style:text-properties style:text-position="sub 58%" style:font-name="Liberation Serif"/>
    </style:style>
    <style:style style:name="T15" style:family="text">
      <style:text-properties officeooo:rsid="0005b7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roportion</text:p>
          </table:table-cell>
          <table:table-cell table:style-name="Table1.A1" office:value-type="string">
            <text:p text:style-name="P2">Mean</text:p>
          </table:table-cell>
          <table:table-cell table:style-name="Table1.D1" office:value-type="string">
            <text:p text:style-name="P2">Variance/StDev</text:p>
          </table:table-cell>
        </table:table-row>
        <table:table-row>
          <table:table-cell table:style-name="Table1.A2" office:value-type="string">
            <text:p text:style-name="P2">Central Limit Theorem</text:p>
          </table:table-cell>
          <table:table-cell table:style-name="Table1.A2" office:value-type="string">
            <text:p text:style-name="P2"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Population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<text:span text:style-name="T1">μ</text:span></text:p>
          </table:table-cell>
          <table:table-cell table:style-name="Table1.D2" office:value-type="string">
            <text:p text:style-name="P2"><text:span text:style-name="T1">σ</text:span><text:span text:style-name="T4">2 </text:span><text:span text:style-name="T6">/ </text:span><text:span text:style-name="T8">σ</text:span></text:p>
          </table:table-cell>
        </table:table-row>
        <table:table-row>
          <table:table-cell table:style-name="Table1.A2" office:value-type="string">
            <text:p text:style-name="P2">Sample</text:p>
          </table:table-cell>
          <table:table-cell table:style-name="Table1.A2" office:value-type="string">
            <text:p text:style-name="P3">p̂</text:p>
          </table:table-cell>
          <table:table-cell table:style-name="Table1.A2" office:value-type="string">
            <text:p text:style-name="P1">x̄</text:p>
          </table:table-cell>
          <table:table-cell table:style-name="Table1.D2" office:value-type="string">
            <text:p text:style-name="P3">s<text:span text:style-name="T3">2 </text:span><text:span text:style-name="T5">/ s</text:span></text:p>
          </table:table-cell>
        </table:table-row>
        <table:table-row>
          <table:table-cell table:style-name="Table1.A2" office:value-type="string">
            <text:p text:style-name="P3">Requirements</text:p>
          </table:table-cell>
          <table:table-cell table:style-name="Table1.A2" office:value-type="string">
            <text:p text:style-name="P3">n&gt;30</text:p>
          </table:table-cell>
          <table:table-cell table:style-name="Table1.A2" office:value-type="string">
            <text:p text:style-name="P3">n&gt;30 or x normally distributed</text:p>
          </table:table-cell>
          <table:table-cell table:style-name="Table1.D2" office:value-type="string">
            <text:p text:style-name="P3">x normally distributed</text:p>
          </table:table-cell>
        </table:table-row>
        <table:table-row>
          <table:table-cell table:style-name="Table1.A2" office:value-type="string">
            <text:p text:style-name="P3">Distribution</text:p>
          </table:table-cell>
          <table:table-cell table:style-name="Table1.A2" office:value-type="string">
            <text:p text:style-name="P3">normal</text:p>
          </table:table-cell>
          <table:table-cell table:style-name="Table1.A2" office:value-type="string">
            <text:p text:style-name="P3">normal</text:p>
          </table:table-cell>
          <table:table-cell table:style-name="Table1.D2" office:value-type="string">
            <text:p text:style-name="P3">chi-squared distribution</text:p>
          </table:table-cell>
        </table:table-row>
        <table:table-row>
          <table:table-cell table:style-name="Table1.A2" office:value-type="string">
            <text:p text:style-name="P3">Critical Values</text:p>
          </table:table-cell>
          <table:table-cell table:style-name="Table1.A2" office:value-type="string">
            <text:p text:style-name="P3">z<text:span text:style-name="T11">α</text:span><text:span text:style-name="T14">/2</text:span></text:p>
          </table:table-cell>
          <table:table-cell table:style-name="Table1.A2" office:value-type="string">
            <text:p text:style-name="P4"><text:span text:style-name="T15">t</text:span><text:span text:style-name="T11">α</text:span><text:span text:style-name="T14">/2</text:span><text:span text:style-name="T6"> </text:span><text:span text:style-name="T7">(if </text:span><text:span text:style-name="T9">σ </text:span><text:span text:style-name="T10">unknown, otherwise </text:span><text:span text:style-name="T8">z</text:span><text:span text:style-name="T11">α</text:span><text:span text:style-name="T14">/2</text:span><text:span text:style-name="T7">)</text:span></text:p>
          </table:table-cell>
          <table:table-cell table:style-name="Table1.D2" office:value-type="string">
            <text:p text:style-name="P3"><text:span text:style-name="T8"><draw:frame draw:style-name="fr3" draw:name="Object8" text:anchor-type="as-char" svg:y="-0.437cm" svg:width="0.628cm" svg:height="0.591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6"> and </text:span><text:span text:style-name="T8"><draw:frame draw:style-name="fr3" draw:name="Object9" text:anchor-type="as-char" svg:y="-0.437cm" svg:width="0.647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>
          <table:table-cell table:style-name="Table1.A2" table:number-rows-spanned="3" office:value-type="string">
            <text:p text:style-name="P5">Parameters of Distribution</text:p>
          </table:table-cell>
          <table:table-cell table:style-name="Table1.A2" office:value-type="string">
            <text:p text:style-name="P5"><text:span text:style-name="T2">μ</text:span><text:span text:style-name="T13">p̂</text:span><text:span text:style-name="T8">=p</text:span></text:p>
          </table:table-cell>
          <table:table-cell table:style-name="Table1.A2" office:value-type="string">
            <text:p text:style-name="P5"><text:span text:style-name="T2">μ</text:span><text:span text:style-name="T12">x̄</text:span><text:span text:style-name="T8">=</text:span><text:span text:style-name="T9">μ</text:span></text:p>
          </table:table-cell>
          <table:table-cell table:style-name="Table1.D2" table:number-rows-spanned="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5"><text:span text:style-name="T11"><draw:frame draw:style-name="fr3" draw:name="Object1" text:anchor-type="as-char" svg:y="-0.75cm" svg:width="2.738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le1.A2" office:value-type="string">
            <text:p text:style-name="P5"><draw:frame draw:style-name="fr3" draw:name="Object2" text:anchor-type="as-char" svg:y="-0.619cm" svg:width="1.508cm" svg:height="1.03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<draw:frame draw:style-name="fr3" draw:name="Object3" text:anchor-type="as-char" svg:y="-0.377cm" svg:width="1.7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4" text:anchor-type="as-char" svg:y="-0.377cm" svg:width="1.748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Confidence Interval</text:p>
          </table:table-cell>
          <table:table-cell table:style-name="Table1.A2" office:value-type="string">
            <text:p text:style-name="P5"><draw:frame draw:style-name="fr3" draw:name="Object5" text:anchor-type="as-char" svg:y="-0.377cm" svg:width="2.822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6"><draw:frame draw:style-name="fr3" draw:name="Object6" text:anchor-type="as-char" svg:y="-0.377cm" svg:width="2.731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7" text:anchor-type="as-char" svg:y="-0.711cm" svg:width="4.207cm" svg:height="1.212cm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Sample Size Determination</text:p>
          </table:table-cell>
          <table:table-cell table:style-name="Table1.A2" office:value-type="string">
            <text:p text:style-name="P5"><draw:frame draw:style-name="fr1" draw:name="Image1" text:anchor-type="paragraph" svg:width="2.249cm" svg:height="1.244cm" draw:z-index="9"><draw:image xlink:href="Pictures/10000201000000550000002FC637ED65415B3851.png" xlink:type="simple" xlink:show="embed" xlink:actuate="onLoad"/></draw:frame></text:p>
            <text:p text:style-name="P5"><draw:frame draw:style-name="fr2" draw:name="Image2" text:anchor-type="paragraph" svg:x="0.164cm" svg:y="0.026cm" svg:width="2.858cm" svg:height="1.244cm" draw:z-index="10"><draw:image xlink:href="Pictures/100002010000006C0000002FC798ABEC0DDA2EBB.png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Image3" text:anchor-type="paragraph" svg:width="2.196cm" svg:height="1.217cm" draw:z-index="11"><draw:image xlink:href="Pictures/10000201000000530000002E50A90CDE218B2488.png" xlink:type="simple" xlink:show="embed" xlink:actuate="onLoad"/></draw:frame></text:p>
          </table:table-cell>
          <table:table-cell table:style-name="Table1.D2" office:value-type="string">
            <text:p text:style-name="P7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30:05.337001543</meta:creation-date>
    <dc:date>2018-03-29T11:24:30.077527694</dc:date>
    <meta:editing-duration>PT20M3S</meta:editing-duration>
    <meta:editing-cycles>3</meta:editing-cycles>
    <meta:generator>LibreOffice/5.3.1.2$Linux_X86_64 LibreOffice_project/30m0$Build-2</meta:generator>
    <meta:document-statistic meta:table-count="1" meta:image-count="3" meta:object-count="9" meta:page-count="1" meta:paragraph-count="40" meta:word-count="57" meta:character-count="345" meta:non-whitespace-character-count="319"/>
  </office:meta>
</office:document-meta>
</file>

<file path=Object 1/content.xml><?xml version="1.0" encoding="utf-8"?>
<math xmlns="http://www.w3.org/1998/Math/MathML" display="block">
  <semantics>
    <mrow>
      <msub>
        <mi>σ</mi>
        <mover accent="true">
          <mi>p</mi>
          <mo stretchy="false">^</mo>
        </mover>
      </msub>
      <mo stretchy="false">=</mo>
      <msqrt>
        <mfrac>
          <mrow>
            <mi>p</mi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</mrow>
          <mi>n</mi>
        </mfrac>
      </msqrt>
    </mrow>
    <annotation encoding="StarMath 5.0">σ_{ hat p} =sqrt{ {p(1-p)} over {n}  }</annotation>
  </semantics>
</math>
</file>

<file path=Object 2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frac>
        <mi>σ</mi>
        <msqrt>
          <mi>n</mi>
        </msqrt>
      </mfrac>
    </mrow>
    <annotation encoding="StarMath 5.0">σ_{ bar x} ={σ over sqrt {n} }</annotation>
  </semantics>
</math>
</file>

<file path=Object 3/content.xml><?xml version="1.0" encoding="utf-8"?>
<math xmlns="http://www.w3.org/1998/Math/MathML" display="block">
  <semantics>
    <mrow>
      <mi mathvariant="italic">df</mi>
      <mo stretchy="false">=</mo>
      <mrow>
        <mi>n</mi>
        <mo stretchy="false">−</mo>
        <mn>1</mn>
      </mrow>
    </mrow>
    <annotation encoding="StarMath 5.0">df = n-1 </annotation>
  </semantics>
</math>
</file>

<file path=Object 4/content.xml><?xml version="1.0" encoding="utf-8"?>
<math xmlns="http://www.w3.org/1998/Math/MathML" display="block">
  <semantics>
    <mrow>
      <mi mathvariant="italic">df</mi>
      <mo stretchy="false">=</mo>
      <mrow>
        <mi>n</mi>
        <mo stretchy="false">−</mo>
        <mn>1</mn>
      </mrow>
    </mrow>
    <annotation encoding="StarMath 5.0">df = n-1 </annotation>
  </semantics>
</math>
</file>

<file path=Object 5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−</mo>
        <mi>E</mi>
      </mrow>
      <mo stretchy="false">&lt;</mo>
      <mi>p</mi>
      <mo stretchy="false">&lt;</mo>
      <mrow>
        <mover accent="true">
          <mi>p</mi>
          <mo stretchy="false">^</mo>
        </mover>
        <mo stretchy="false">+</mo>
        <mi>E</mi>
      </mrow>
    </mrow>
    <annotation encoding="StarMath 5.0">{hat p}-E &lt; p &lt; { hat p} + E </annotation>
  </semantics>
</math>
</file>

<file path=Object 6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−</mo>
        <mi>E</mi>
      </mrow>
      <mo stretchy="false">&lt;</mo>
      <mi>μ</mi>
      <mo stretchy="false">&lt;</mo>
      <mrow>
        <mover accent="true">
          <mi>x</mi>
          <mo stretchy="false">¯</mo>
        </mover>
        <mo stretchy="false">+</mo>
        <mi>E</mi>
      </mrow>
    </mrow>
    <annotation encoding="StarMath 5.0">{bar x} -E &lt; μ &lt; { bar x} +E</annotation>
  </semantics>
</math>
</file>

<file path=Object 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sup>
            <mi>s</mi>
            <mn>2</mn>
          </msup>
        </mrow>
        <msubsup>
          <mi>χ</mi>
          <mi>R</mi>
          <mn>2</mn>
        </msubsup>
      </mfrac>
      <mo stretchy="false">&lt;</mo>
      <msup>
        <mi>σ</mi>
        <mn>2</mn>
      </msup>
      <mo stretchy="false">&lt;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sup>
            <mi>s</mi>
            <mn>2</mn>
          </msup>
        </mrow>
        <msubsup>
          <mi>χ</mi>
          <mi>L</mi>
          <mn>2</mn>
        </msubsup>
      </mfrac>
    </mrow>
    <annotation encoding="StarMath 5.0">{(n-1)s^{2}}over{χ^{2}_{R}}&lt;σ^{2}&lt;{(n-1)s^{2}}over{χ^{2}_{L}}</annotation>
  </semantics>
</math>
</file>

<file path=Object 8/content.xml><?xml version="1.0" encoding="utf-8"?>
<math xmlns="http://www.w3.org/1998/Math/MathML" display="block">
  <semantics>
    <msubsup>
      <mi>χ</mi>
      <mi>L</mi>
      <mn>2</mn>
    </msubsup>
    <annotation encoding="StarMath 5.0">χ^{2}_{L}</annotation>
  </semantics>
</math>
</file>

<file path=Object 9/content.xml><?xml version="1.0" encoding="utf-8"?>
<math xmlns="http://www.w3.org/1998/Math/MathML" display="block">
  <semantics>
    <msubsup>
      <mi>χ</mi>
      <mi>R</mi>
      <mn>2</mn>
    </msubsup>
    <annotation encoding="StarMath 5.0">χ^{2}_{R}</annotation>
  </semantics>
</math>
</file>